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automatic-styles>
    <style:style style:name="Tabla1" style:family="table">
      <style:table-properties style:width="16.868cm" fo:margin-left="-0.053cm" fo:margin-right="0.185cm" table:align="margins" style:writing-mode="lr-tb"/>
    </style:style>
    <style:style style:name="Tabla1.A" style:family="table-column">
      <style:table-column-properties style:column-width="16.868cm" style:rel-column-width="65535*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16.868cm" fo:margin-left="-0.053cm" fo:margin-right="0.185cm" table:align="margins" style:writing-mode="lr-tb"/>
    </style:style>
    <style:style style:name="Tabla8.A" style:family="table-column">
      <style:table-column-properties style:column-width="16.868cm" style:rel-column-width="65535*"/>
    </style:style>
    <style:style style:name="Tabla8.1" style:family="table-row">
      <style:table-row-properties style:keep-together="true"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6.868cm" fo:margin-left="-0.053cm" fo:margin-right="0.185cm" table:align="margins" style:writing-mode="lr-tb"/>
    </style:style>
    <style:style style:name="Tabla2.A" style:family="table-column">
      <style:table-column-properties style:column-width="16.868cm" style:rel-column-width="65535*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6.868cm" fo:margin-left="-0.053cm" fo:margin-right="0.185cm" table:align="margins" style:writing-mode="lr-tb"/>
    </style:style>
    <style:style style:name="Tabla3.A" style:family="table-column">
      <style:table-column-properties style:column-width="16.868cm" style:rel-column-width="65535*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9" style:family="table">
      <style:table-properties style:width="16.868cm" fo:margin-left="-0.053cm" fo:margin-right="0.185cm" table:align="margins" style:writing-mode="lr-tb"/>
    </style:style>
    <style:style style:name="Tabla9.A" style:family="table-column">
      <style:table-column-properties style:column-width="16.868cm" style:rel-column-width="65535*"/>
    </style:style>
    <style:style style:name="Tabla9.1" style:family="table-row">
      <style:table-row-properties style:keep-together="true" fo:keep-together="auto"/>
    </style:style>
    <style:style style:name="Tabla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text-properties style:font-name="Arial1"/>
    </style:style>
    <style:style style:name="P2" style:family="paragraph" style:parent-style-name="Standard">
      <style:text-properties style:font-name="Arial1" fo:font-weight="bold" style:font-weight-asian="bold"/>
    </style:style>
    <style:style style:name="P3" style:family="paragraph" style:parent-style-name="Standard">
      <style:paragraph-properties fo:text-align="center" style:justify-single-word="false"/>
      <style:text-properties style:font-name="Arial1" fo:font-weight="bold" style:font-weight-asian="bold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2pt" fo:font-weight="normal" style:font-size-asian="12pt" style:font-weight-asian="normal" style:font-size-complex="12pt"/>
    </style:style>
    <style:style style:name="P5" style:family="paragraph" style:parent-style-name="Standard">
      <style:paragraph-properties fo:text-align="justify" style:justify-single-word="false" style:snap-to-layout-grid="false"/>
      <style:text-properties fo:color="#0000ff" style:font-name="Arial1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8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Arial1" fo:font-size="12pt" fo:font-weight="normal" style:font-size-asian="12pt" style:font-weight-asian="normal" style:font-size-complex="12pt"/>
    </style:style>
    <style:style style:name="P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Arial1" fo:font-weight="normal" style:font-weight-asian="normal" style:font-weight-complex="normal"/>
    </style:style>
    <style:style style:name="P10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11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Arial1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Arial1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1"/>
    </style:style>
    <style:style style:name="T3" style:family="text">
      <style:text-properties style:font-name="Arial1" style:font-weight-complex="normal"/>
    </style:style>
    <style:style style:name="T4" style:family="text">
      <style:text-properties style:font-name="Arial1"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DFS. IES Zonzamas</text:p>
      <text:p text:style-name="P7">UT4. Actividad 3</text:p>
      <text:p text:style-name="P3">Netcat</text:p>
      <text:p text:style-name="P3"/>
      <text:p text:style-name="P2"/>
      <text:p text:style-name="P6"><text:span text:style-name="T2">Realizar los siguientes apartados en parejas. Cada uno de los miembros de la pareja hará las dos partes de la práctica y entregará su informe.</text:span><text:span text:style-name="T4"> Nos ayudaremos de los apuntes sobre netcat que están en el wiki del módulo.</text:span></text:p>
      <text:p text:style-name="P9"/>
      <text:p text:style-name="P1"/>
      <text:p text:style-name="P4">1) <text:span text:style-name="T2">Hacer una sesión de “chat” entre dos equipos</text:span></text:p>
      <text:p text:style-name="P4"/>
      <text:p text:style-name="P8">a. Especifica los pasos que se han de dar en los dos extremos de la comunicación. 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5"/>
          </table:table-cell>
        </table:table-row>
      </table:table>
      <text:p text:style-name="P8"/>
      <text:p text:style-name="P8">b. Inserta una captura de pantalla en la que se muestre la sesión de chat<text:span text:style-name="T1"> 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5"/>
          </table:table-cell>
        </table:table-row>
      </table:table>
      <text:p text:style-name="P4"/>
      <text:p text:style-name="P4">2) <text:span text:style-name="T2">Enviar un archivo de un equipo a otro</text:span></text:p>
      <text:p text:style-name="P4"/>
      <text:p text:style-name="P8">a. Especifica los pasos que se han de dar en los dos extremos de la comunicación. 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5"/>
          </table:table-cell>
        </table:table-row>
      </table:table>
      <text:p text:style-name="P11"/>
      <text:p text:style-name="P4">3) <text:span text:style-name="T2">Oir una canción o ver un video en tiempo real (por streamming)</text:span></text:p>
      <text:p text:style-name="P4"/>
      <text:p text:style-name="P8">a. Especifica los pasos que se han de dar en los dos extremos de la comunicación. 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5"/>
          </table:table-cell>
        </table:table-row>
      </table:table>
      <text:p text:style-name="P4"/>
      <text:p text:style-name="P4">4) <text:span text:style-name="T3">Hacer una imagen de un disco de una maquina virtual a un fichero comprimido con gzip en la máquina huesped</text:span></text:p>
      <text:p text:style-name="P14"/>
      <text:p text:style-name="P8">a. Especifica los pasos que se han de dar en los dos extremos de la comunicación. 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5"/>
          </table:table-cell>
        </table:table-row>
      </table:table>
      <text:p text:style-name="P12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ing" style:family="paragraph" style:parent-style-name="Standard" style:class="text"/>
    <style:style style:name="Heading_20_1" style:display-name="Heading 1" style:family="paragraph" style:parent-style-name="Heading" style:default-outline-level="1" style:class="text"/>
    <style:style style:name="Heading_20_2" style:display-name="Heading 2" style:family="paragraph" style:parent-style-name="Heading" style:default-outline-level="2" style:class="text"/>
    <style:style style:name="Heading_20_3" style:display-name="Heading 3" style:family="paragraph" style:parent-style-name="Heading" style:default-outline-level="3" style:class="text"/>
    <style:style style:name="Heading_20_4" style:display-name="Heading 4" style:family="paragraph" style:parent-style-name="Heading" style:default-outline-level="4" style:class="text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ing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ing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ing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ing" style:class="chapter"/>
    <style:style style:name="Subtitle" style:family="paragraph" style:parent-style-name="Heading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creation-date>2006-10-17T21:47:29</meta:creation-date>
    <dc:date>2009-11-10T00:10:33</dc:date>
    <meta:print-date>2006-12-12T00:09:40</meta:print-date>
    <dc:language>es-ES</dc:language>
    <meta:editing-cycles>30</meta:editing-cycles>
    <meta:editing-duration>PT14H52M14S</meta:editing-duration>
    <meta:document-statistic meta:table-count="5" meta:image-count="0" meta:object-count="0" meta:page-count="1" meta:paragraph-count="13" meta:word-count="177" meta:character-count="920" meta:non-whitespace-character-count="751"/>
    <meta:user-defined meta:name="Info 1"/>
    <meta:user-defined meta:name="Info 2"/>
    <meta:user-defined meta:name="Info 3"/>
    <meta:user-defined meta:name="Info 4"/>
  </office:meta>
</office:document-meta>
</file>